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1350000012074F18B12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1" draw:text-style-name="P1" draw:layer="layout" svg:width="7.074cm" svg:height="1.736cm" svg:x="4.126cm" svg:y="16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4" draw:text-style-name="P2" draw:layer="layout" svg:width="3.1cm" svg:height="1.4cm" svg:x="1.6cm" svg:y="16.8cm">
          <draw:text-box>
            <text:p><text:span text:style-name="T1">Name:</text:span></text:p>
          </draw:text-box>
        </draw:frame>
        <draw:frame draw:style-name="gr5" draw:text-style-name="P1" draw:layer="layout" svg:width="4.5cm" svg:height="1.8cm" svg:x="10.6cm" svg:y="16.5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connector draw:style-name="gr6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2" draw:layer="layout" svg:width="5.2cm" svg:height="1.1cm" svg:x="5cm" svg:y="16.8cm">
          <draw:text-box>
            <text:p>Alice</text:p>
          </draw:text-box>
        </draw:frame>
        <draw:frame draw:style-name="gr7" draw:layer="layout" svg:width="1.7cm" svg:height="2cm" svg:x="3.3cm" svg:y="6.3cm">
          <draw:text-box>
            <text:p>1.</text:p>
          </draw:text-box>
        </draw:frame>
        <draw:frame draw:style-name="gr8" draw:layer="layout" svg:width="0.502cm" svg:height="1.187cm" svg:x="9.4cm" svg:y="10cm">
          <draw:text-box>
            <text:p/>
          </draw:text-box>
        </draw:frame>
        <draw:frame draw:style-name="gr1" draw:text-style-name="P1" draw:layer="layout" svg:width="1.299cm" svg:height="1.318cm" svg:x="2.202cm" svg:y="12.9cm">
          <draw:image xlink:href="Pictures/10000201000001350000012074F18B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1:18:15.603000000</dc:date>
    <meta:editing-duration>PT1H1M55S</meta:editing-duration>
    <meta:editing-cycles>8</meta:editing-cycles>
    <meta:generator>LibreOffice/4.3.0.4$Windows_x86 LibreOffice_project/62ad5818884a2fc2e5780dd45466868d41009ec0</meta:generator>
    <meta:document-statistic meta:object-count="14"/>
  </office:meta>
</office:document-meta>
</file>